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, Arial" style:font-family-generic="roman"/>
    <style:font-face style:name="Lucida Sans2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, Arial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6cm" fo:min-width="0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6cm" fo:min-width="0cm"/>
    </style:style>
    <style:style style:name="gr7" style:family="graphic" style:parent-style-name="standard">
      <style:graphic-properties svg:stroke-width="0.102cm" svg:stroke-color="#000000" draw:marker-start-width="0.352cm" draw:marker-end-width="0.352cm" draw:fill="none" draw:fill-color="#729fcf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false" fo:min-height="0cm" fo:min-width="2.8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2cm" fo:min-width="7.1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87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9cm" fo:min-width="6.109cm"/>
    </style:style>
    <style:style style:name="gr13" style:family="graphic" style:parent-style-name="standard">
      <style:graphic-properties draw:stroke="none" svg:stroke-width="0.102cm" svg:stroke-color="#000000" draw:marker-start-width="0.352cm" draw:marker-end-width="0.352cm" draw:fill="none" draw:fill-color="#ffffff" draw:textarea-horizontal-align="left" draw:auto-grow-height="true" draw:auto-grow-width="false" fo:min-height="1.201cm" fo:min-width="2.897cm"/>
    </style:style>
    <style:style style:name="gr14" style:family="graphic" style:parent-style-name="standard">
      <style:graphic-properties svg:stroke-width="0.102cm" svg:stroke-color="#000000" draw:fill="none" draw:fill-color="#729fcf" draw:textarea-horizontal-align="justify" draw:textarea-vertical-align="middle" draw:auto-grow-height="false" fo:padding-top="0.176cm" fo:padding-bottom="0.176cm" fo:padding-left="0.301cm" fo:padding-right="0.3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21cm" fo:min-width="2.897cm"/>
    </style:style>
    <style:style style:name="gr16" style:family="graphic" style:parent-style-name="objectwithoutfill">
      <style:graphic-properties draw:stroke="solid" draw:marker-end="" draw:fill="none" draw:textarea-vertical-align="middle"/>
    </style:style>
    <style:style style:name="gr17" style:family="graphic" style:parent-style-name="objectwithoutfill">
      <style:graphic-properties draw:marker-end="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6cm" fo:min-width="2.89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6cm" fo:min-width="0cm"/>
    </style:style>
    <style:style style:name="gr20" style:family="graphic" style:parent-style-name="objectwithoutfill">
      <style:graphic-properties draw:marker-end="Arrowheads_20_1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3cm" fo:min-width="6.066cm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notes">
      <style:graphic-properties draw:fill-color="#ffffff" draw:auto-grow-height="true" fo:min-height="13.17cm"/>
    </style:style>
    <style:style style:name="pr3" style:family="presentation" style:parent-style-name="BrightBlue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color="#0000ff" fo:font-size="13pt" style:font-size-asian="13pt" style:font-size-complex="13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000000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19">
        <draw:frame presentation:style-name="pr1" draw:layer="layout" svg:width="24cm" svg:height="3.467cm" svg:x="1.4cm" svg:y="0.5cm" presentation:class="title" presentation:user-transformed="true">
          <draw:text-box>
            <text:p text:style-name="P1">Getting an Item onto the Radar</text:p>
          </draw:text-box>
        </draw:frame>
        <draw:g>
          <draw:custom-shape draw:style-name="gr1" draw:text-style-name="P1" draw:layer="layout" svg:width="5.822cm" svg:height="2.275cm" svg:x="5.63cm" svg:y="6.307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5.811cm" svg:height="1.787cm" svg:x="5.654cm" svg:y="6.618cm">
            <draw:text-box>
              <text:p text:style-name="P1"><text:span text:style-name="T1">Problem Proposal</text:span></text:p>
              <text:p text:style-name="P1"><text:span text:style-name="T2">Draft, pull request entered</text:span></text:p>
              <text:p text:style-name="P1"><text:span text:style-name="T2">Into GitHub</text:span></text:p>
            </draw:text-box>
          </draw:frame>
        </draw:g>
        <draw:g>
          <draw:custom-shape draw:style-name="gr1" draw:text-style-name="P1" draw:layer="layout" svg:width="5.695cm" svg:height="2.172cm" svg:x="5.831cm" svg:y="9.6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5.679cm" svg:height="1.787cm" svg:x="5.855cm" svg:y="9.819cm">
            <draw:text-box>
              <text:p text:style-name="P1"><text:span text:style-name="T2">Review and discussion of</text:span></text:p>
              <text:p text:style-name="P1"><text:span text:style-name="T1">Problem Proposal</text:span></text:p>
              <text:p text:style-name="P1"><text:span text:style-name="T2">(Open to anyone)</text:span></text:p>
            </draw:text-box>
          </draw:frame>
        </draw:g>
        <draw:frame draw:style-name="gr3" draw:text-style-name="P1" draw:layer="layout" svg:width="4.634cm" svg:height="1.787cm" svg:x="6.369cm" svg:y="13.677cm">
          <draw:text-box>
            <text:p text:style-name="P1"><text:span text:style-name="T2">Problem Core team </text:span></text:p>
            <text:p text:style-name="P1"><text:span text:style-name="T2">Votes. Approved for </text:span></text:p>
            <text:p text:style-name="P1"><text:span text:style-name="T1">Problem Proposals</text:span><text:span text:style-name="T2">?</text:span></text:p>
          </draw:text-box>
        </draw:frame>
        <draw:custom-shape draw:style-name="gr4" draw:text-style-name="P1" draw:layer="layout" svg:width="7.397cm" svg:height="3.319cm" svg:x="4.967cm" svg:y="12.88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5" draw:text-style-name="P1" draw:layer="layout" svg:x1="8.593cm" svg:y1="8.582cm" svg:x2="8.593cm" svg:y2="9.63cm">
          <text:p/>
        </draw:line>
        <draw:line draw:style-name="gr5" draw:text-style-name="P1" draw:layer="layout" svg:x1="8.635cm" svg:y1="11.802cm" svg:x2="8.635cm" svg:y2="12.887cm">
          <text:p/>
        </draw:line>
        <draw:frame draw:style-name="gr6" draw:text-style-name="P3" draw:layer="layout" svg:width="1.09cm" svg:height="0.896cm" svg:x="8.934cm" svg:y="16.206cm">
          <draw:text-box>
            <text:p><text:span text:style-name="T2">No</text:span></text:p>
          </draw:text-box>
        </draw:frame>
        <draw:frame draw:style-name="gr6" draw:text-style-name="P3" draw:layer="layout" svg:width="1.251cm" svg:height="0.896cm" svg:x="11.634cm" svg:y="13.706cm">
          <draw:text-box>
            <text:p><text:span text:style-name="T2">Yes</text:span></text:p>
          </draw:text-box>
        </draw:frame>
        <draw:g>
          <draw:custom-shape draw:style-name="gr7" draw:text-style-name="P1" draw:layer="layout" svg:width="5.499cm" svg:height="2.275cm" svg:x="5.731cm" svg:y="17.308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5.725cm" svg:height="1.787cm" svg:x="5.761cm" svg:y="17.619cm">
            <draw:text-box>
              <text:p text:style-name="P1"><text:span text:style-name="T2">Close </text:span><text:span text:style-name="T1">Problem</text:span><text:span text:style-name="T2"> </text:span><text:span text:style-name="T1">Proposal </text:span></text:p>
              <text:p text:style-name="P1"><text:span text:style-name="T2">pull request</text:span></text:p>
              <text:p text:style-name="P1"><text:span text:style-name="T2">Without merge</text:span></text:p>
            </draw:text-box>
          </draw:frame>
        </draw:g>
        <draw:line draw:style-name="gr5" draw:text-style-name="P1" draw:layer="layout" svg:x1="8.635cm" svg:y1="16.303cm" svg:x2="8.635cm" svg:y2="17.388cm">
          <text:p/>
        </draw:line>
        <draw:g>
          <draw:custom-shape draw:style-name="gr1" draw:text-style-name="P1" draw:layer="layout" svg:width="6.531cm" svg:height="1.827cm" svg:x="14.432cm" svg:y="13.63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6.727cm" svg:height="1.275cm" svg:x="14.458cm" svg:y="13.789cm">
            <draw:text-box>
              <text:p text:style-name="P1"><text:span text:style-name="T1">Problem Proposal </text:span><text:span text:style-name="T3">merged</text:span></text:p>
              <text:p text:style-name="P1"><text:span text:style-name="T3"><text:s/></text:span><text:span text:style-name="T3">into the </text:span><text:span text:style-name="T1">Problem Proposals</text:span></text:p>
            </draw:text-box>
          </draw:frame>
        </draw:g>
        <draw:custom-shape draw:style-name="gr1" draw:text-style-name="P1" draw:layer="layout" svg:width="5.695cm" svg:height="1.983cm" svg:x="5.932cm" svg:y="3.419cm">
          <text:p/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5.37cm" svg:height="1.787cm" svg:x="6.056cm" svg:y="3.419cm">
          <draw:text-box>
            <text:p text:style-name="P1"><text:span text:style-name="T2">Anyone can create a </text:span></text:p>
            <text:p text:style-name="P1"><text:span text:style-name="T1">Problem Proposal</text:span></text:p>
            <text:p text:style-name="P1"><text:span text:style-name="T2">In LSB GitHub</text:span></text:p>
          </draw:text-box>
        </draw:frame>
        <draw:line draw:style-name="gr5" draw:text-style-name="P1" draw:layer="layout" svg:x1="8.593cm" svg:y1="5.282cm" svg:x2="8.593cm" svg:y2="6.33cm">
          <text:p/>
        </draw:line>
        <draw:line draw:style-name="gr5" draw:text-style-name="P1" draw:layer="layout" svg:x1="12.364cm" svg:y1="14.502cm" svg:x2="14.456cm" svg:y2="14.502cm">
          <text:p/>
        </draw:line>
        <presentation:notes draw:style-name="dp2">
          <draw:page-thumbnail draw:style-name="gr11" draw:layer="layout" svg:width="17.478cm" svg:height="8.993cm" svg:x="2.056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9">
        <draw:frame presentation:style-name="pr3" draw:layer="layout" svg:width="25.199cm" svg:height="3.506cm" svg:x="1.4cm" svg:y="0.137cm" presentation:class="title" presentation:user-transformed="true">
          <draw:text-box>
            <text:p text:style-name="P1">Processing the Problem</text:p>
          </draw:text-box>
        </draw:frame>
        <draw:g>
          <draw:custom-shape draw:style-name="gr1" draw:text-style-name="P1" draw:layer="layout" svg:width="7.237cm" svg:height="1.669cm" svg:x="1.634cm" svg:y="3.22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" draw:layer="layout" svg:width="6.609cm" svg:height="1.479cm" svg:x="2.262cm" svg:y="3.429cm">
            <draw:text-box>
              <text:p text:style-name="P1"><text:span text:style-name="T3">Problem Core Team Selects </text:span></text:p>
              <text:p text:style-name="P1"><text:span text:style-name="T1">Problem Proposal </text:span><text:span text:style-name="T3">to work on</text:span></text:p>
            </draw:text-box>
          </draw:frame>
        </draw:g>
        <draw:g>
          <draw:custom-shape draw:style-name="gr1" draw:text-style-name="P1" draw:layer="layout" svg:width="7.337cm" svg:height="2.172cm" svg:x="1.531cm" svg:y="9.43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7.33cm" svg:height="1.787cm" svg:x="1.555cm" svg:y="9.619cm">
            <draw:text-box>
              <text:p text:style-name="P1"><text:span text:style-name="T2">Problem Core Team solicits distro</text:span></text:p>
              <text:p text:style-name="P1"><text:span text:style-name="T2">and other relevant feedback</text:span></text:p>
              <text:p text:style-name="P1"><text:span text:style-name="T3">verifying </text:span><text:span text:style-name="T1">Problem Statement</text:span></text:p>
            </draw:text-box>
          </draw:frame>
        </draw:g>
        <draw:line draw:style-name="gr5" draw:text-style-name="P1" draw:layer="layout" svg:x1="5.193cm" svg:y1="8.182cm" svg:x2="5.193cm" svg:y2="9.43cm">
          <text:p/>
        </draw:line>
        <draw:line draw:style-name="gr5" draw:text-style-name="P1" draw:layer="layout" svg:x1="5.235cm" svg:y1="11.702cm" svg:x2="5.235cm" svg:y2="12.787cm">
          <text:p/>
        </draw:line>
        <draw:frame draw:style-name="gr3" draw:text-style-name="P1" draw:layer="layout" svg:width="5.857cm" svg:height="1.787cm" svg:x="2.369cm" svg:y="13.277cm">
          <draw:text-box>
            <text:p text:style-name="P1"><text:span text:style-name="T2">Does </text:span><text:span text:style-name="T1">Problem </text:span></text:p>
            <text:p text:style-name="P1"><text:span text:style-name="T1">Statement </text:span><text:span text:style-name="T3">achieve critical </text:span></text:p>
            <text:p text:style-name="P1"><text:span text:style-name="T3">support in timely fashion?</text:span></text:p>
          </draw:text-box>
        </draw:frame>
        <draw:custom-shape draw:style-name="gr4" draw:text-style-name="P1" draw:layer="layout" svg:width="7.397cm" svg:height="3.319cm" svg:x="1.467cm" svg:y="12.78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3" draw:layer="layout" svg:width="1.09cm" svg:height="0.896cm" svg:x="5.134cm" svg:y="16.106cm">
          <draw:text-box>
            <text:p><text:span text:style-name="T2">No</text:span></text:p>
          </draw:text-box>
        </draw:frame>
        <draw:frame draw:style-name="gr6" draw:text-style-name="P3" draw:layer="layout" svg:width="1.251cm" svg:height="0.896cm" svg:x="8.034cm" svg:y="13.606cm">
          <draw:text-box>
            <text:p><text:span text:style-name="T2">Yes</text:span></text:p>
          </draw:text-box>
        </draw:frame>
        <draw:g>
          <draw:custom-shape draw:style-name="gr7" draw:text-style-name="P1" draw:layer="layout" svg:width="5.882cm" svg:height="2.275cm" svg:x="2.131cm" svg:y="17.3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2" draw:layer="layout" svg:width="5.838cm" svg:height="1.787cm" svg:x="2.359cm" svg:y="17.719cm">
            <draw:text-box>
              <text:p text:style-name="P1"><text:span text:style-name="T2">Close </text:span><text:span text:style-name="T1">Problem Statement <text:s/></text:span><text:span text:style-name="T2">pull request without merge</text:span></text:p>
            </draw:text-box>
          </draw:frame>
        </draw:g>
        <draw:line draw:style-name="gr5" draw:text-style-name="P1" draw:layer="layout" svg:x1="5.135cm" svg:y1="16.203cm" svg:x2="5.135cm" svg:y2="17.288cm">
          <text:p/>
        </draw:line>
        <draw:frame draw:style-name="gr3" draw:text-style-name="P1" draw:layer="layout" svg:width="6.496cm" svg:height="1.787cm" svg:x="11.169cm" svg:y="7.678cm">
          <draw:text-box>
            <text:p text:style-name="P1"><text:span text:style-name="T2">Can Problem Core Team</text:span></text:p>
            <text:p text:style-name="P1"><text:span text:style-name="T2">Facilitate </text:span><text:span text:style-name="T1">Problem</text:span><text:span text:style-name="T2"> </text:span><text:span text:style-name="T1">Solution(s)</text:span></text:p>
            <text:p text:style-name="P1"><text:span text:style-name="T2">For <text:s/></text:span><text:span text:style-name="T1">Problem Statement</text:span><text:span text:style-name="T3">?</text:span></text:p>
          </draw:text-box>
        </draw:frame>
        <draw:custom-shape draw:style-name="gr4" draw:text-style-name="P1" draw:layer="layout" svg:width="7.397cm" svg:height="3.319cm" svg:x="10.467cm" svg:y="6.88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3" draw:layer="layout" svg:width="1.09cm" svg:height="0.896cm" svg:x="14.134cm" svg:y="10.207cm">
          <draw:text-box>
            <text:p><text:span text:style-name="T2">No</text:span></text:p>
          </draw:text-box>
        </draw:frame>
        <draw:frame draw:style-name="gr6" draw:text-style-name="P3" draw:layer="layout" svg:width="1.251cm" svg:height="0.896cm" svg:x="17.034cm" svg:y="7.707cm">
          <draw:text-box>
            <text:p><text:span text:style-name="T2">Yes</text:span></text:p>
          </draw:text-box>
        </draw:frame>
        <draw:g>
          <draw:custom-shape draw:style-name="gr14" draw:text-style-name="P1" draw:layer="layout" svg:width="5.784cm" svg:height="2.625cm" svg:x="11.406cm" svg:y="14.759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2" draw:layer="layout" svg:width="5.784cm" svg:height="2.299cm" svg:x="11.406cm" svg:y="14.87cm">
            <draw:text-box>
              <text:p text:style-name="P1"><text:span text:style-name="T2">Close </text:span><text:span text:style-name="T1">Problem Statement</text:span></text:p>
              <text:p text:style-name="P1"><text:span text:style-name="T3">Pull request</text:span><text:span text:style-name="T1">,</text:span></text:p>
              <text:p text:style-name="P1"><text:span text:style-name="T1">Problem Solution(s)</text:span></text:p>
              <text:p text:style-name="P1"><text:span text:style-name="T2">Without merges</text:span></text:p>
            </draw:text-box>
          </draw:frame>
        </draw:g>
        <draw:line draw:style-name="gr5" draw:text-style-name="P1" draw:layer="layout" svg:x1="14.134cm" svg:y1="10.207cm" svg:x2="14.134cm" svg:y2="14.759cm">
          <text:p/>
        </draw:line>
        <draw:line draw:style-name="gr5" draw:text-style-name="P1" draw:layer="layout" svg:x1="17.864cm" svg:y1="8.503cm" svg:x2="19.719cm" svg:y2="8.503cm">
          <text:p/>
        </draw:line>
        <draw:custom-shape draw:style-name="gr1" draw:text-style-name="P1" draw:layer="layout" svg:width="7.051cm" svg:height="3.655cm" svg:x="19.705cm" svg:y="5.388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6.683cm" svg:height="3.571cm" svg:x="19.73cm" svg:y="5.576cm">
          <draw:text-box>
            <text:p text:style-name="P1"><text:span text:style-name="T2">Problem Core Team <text:s/>concurs with </text:span><text:span text:style-name="T1">Problem Solution(s</text:span><text:span text:style-name="T2">), merges into GitHub, captures provider </text:span><text:span text:style-name="T3">plans for </text:span><text:span text:style-name="T1">Problem Implementation(s</text:span><text:span text:style-name="T3">) to create</text:span></text:p>
            <text:p text:style-name="P1"><text:span text:style-name="T1">Project Roadmap</text:span></text:p>
          </draw:text-box>
        </draw:frame>
        <draw:g>
          <draw:line draw:style-name="gr16" draw:text-style-name="P1" draw:layer="layout" svg:x1="10.253cm" svg:y1="3.153cm" svg:x2="10.253cm" svg:y2="14.441cm">
            <text:p/>
          </draw:line>
          <draw:line draw:style-name="gr17" draw:text-style-name="P1" draw:layer="layout" svg:x1="14.211cm" svg:y1="3.153cm" svg:x2="10.253cm" svg:y2="3.153cm">
            <text:p/>
          </draw:line>
          <draw:line draw:style-name="gr5" draw:text-style-name="P1" draw:layer="layout" svg:x1="14.211cm" svg:y1="3.249cm" svg:x2="14.211cm" svg:y2="4.336cm">
            <text:p/>
          </draw:line>
          <draw:line draw:style-name="gr17" draw:text-style-name="P1" draw:layer="layout" svg:x1="8.864cm" svg:y1="14.441cm" svg:x2="10.253cm" svg:y2="14.441cm">
            <text:p/>
          </draw:line>
        </draw:g>
        <draw:g>
          <draw:custom-shape draw:style-name="gr1" draw:text-style-name="P1" draw:layer="layout" svg:width="6.533cm" svg:height="3.314cm" svg:x="19.706cm" svg:y="10.041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2" draw:layer="layout" svg:width="6.191cm" svg:height="3.31cm" svg:x="19.73cm" svg:y="10.278cm">
            <draw:text-box>
              <text:p text:style-name="P1"><text:span text:style-name="T2">Problem Core Team socializes </text:span><text:span text:style-name="T1">Problem Solution(s</text:span><text:span text:style-name="T2">), monitors </text:span><text:span text:style-name="T1">Problem Implementation(s</text:span><text:span text:style-name="T3">) via </text:span><text:span text:style-name="T1">Project Roadmap</text:span></text:p>
            </draw:text-box>
          </draw:frame>
        </draw:g>
        <draw:g>
          <draw:frame draw:style-name="gr3" draw:text-style-name="P1" draw:layer="layout" svg:width="5.121cm" svg:height="1.275cm" svg:x="20.669cm" svg:y="15.078cm">
            <draw:text-box>
              <text:p text:style-name="P1"><text:span text:style-name="T2">Successful </text:span><text:span text:style-name="T1">Project </text:span></text:p>
              <text:p text:style-name="P1"><text:span text:style-name="T1">Roadmapt </text:span><text:span text:style-name="T3">competion?</text:span></text:p>
            </draw:text-box>
          </draw:frame>
          <draw:custom-shape draw:style-name="gr4" draw:text-style-name="P1" draw:layer="layout" svg:width="6.938cm" svg:height="2.766cm" svg:x="19.726cm" svg:y="14.388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frame draw:style-name="gr19" draw:text-style-name="P3" draw:layer="layout" svg:width="1.105cm" svg:height="0.896cm" svg:x="18.715cm" svg:y="15.007cm">
            <draw:text-box>
              <text:p><text:span text:style-name="T2">No</text:span></text:p>
            </draw:text-box>
          </draw:frame>
          <draw:frame draw:style-name="gr6" draw:text-style-name="P3" draw:layer="layout" svg:width="1.251cm" svg:height="0.896cm" svg:x="23.134cm" svg:y="17.207cm">
            <draw:text-box>
              <text:p><text:span text:style-name="T2">Yes</text:span></text:p>
            </draw:text-box>
          </draw:frame>
        </draw:g>
        <draw:line draw:style-name="gr20" draw:text-style-name="P1" draw:layer="layout" svg:x1="19.726cm" svg:y1="15.803cm" svg:x2="17.133cm" svg:y2="15.803cm">
          <text:p/>
        </draw:line>
        <draw:line draw:style-name="gr5" draw:text-style-name="P1" draw:layer="layout" svg:x1="23.168cm" svg:y1="9.043cm" svg:x2="23.168cm" svg:y2="10.041cm">
          <text:p/>
        </draw:line>
        <draw:line draw:style-name="gr5" draw:text-style-name="P1" draw:layer="layout" svg:x1="23.171cm" svg:y1="13.355cm" svg:x2="23.171cm" svg:y2="14.388cm">
          <text:p/>
        </draw:line>
        <draw:g>
          <draw:custom-shape draw:style-name="gr7" draw:text-style-name="P1" draw:layer="layout" svg:width="3.406cm" svg:height="1.451cm" svg:x="21.528cm" svg:y="18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2" draw:layer="layout" svg:width="4.029cm" svg:height="1.451cm" svg:x="21.528cm" svg:y="18.12cm">
            <draw:text-box>
              <text:p text:style-name="P1"><text:span text:style-name="T2">Successful</text:span><text:span text:style-name="T1"> </text:span></text:p>
              <text:p text:style-name="P1"><text:span text:style-name="T1">Problem</text:span><text:span text:style-name="T2"> close</text:span></text:p>
            </draw:text-box>
          </draw:frame>
        </draw:g>
        <draw:line draw:style-name="gr5" draw:text-style-name="P1" draw:layer="layout" svg:x1="23.171cm" svg:y1="17.156cm" svg:x2="23.171cm" svg:y2="18.189cm">
          <text:p/>
        </draw:line>
        <draw:g>
          <draw:custom-shape draw:style-name="gr1" draw:text-style-name="P1" draw:layer="layout" svg:width="6.245cm" svg:height="1.654cm" svg:x="11.132cm" svg:y="4.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6.234cm" svg:height="1.275cm" svg:x="11.156cm" svg:y="4.419cm">
            <draw:text-box>
              <text:p text:style-name="P1"><text:span text:style-name="T2">Problem Core Team merges</text:span></text:p>
              <text:p text:style-name="P1"><text:span text:style-name="T1">Problem Statement</text:span></text:p>
            </draw:text-box>
          </draw:frame>
        </draw:g>
        <draw:line draw:style-name="gr5" draw:text-style-name="P1" draw:layer="layout" svg:x1="14.211cm" svg:y1="5.884cm" svg:x2="14.211cm" svg:y2="7.031cm">
          <text:p/>
        </draw:line>
        <draw:g>
          <draw:custom-shape draw:style-name="gr1" draw:text-style-name="P1" draw:layer="layout" svg:width="6.868cm" svg:height="2.17cm" svg:x="1.735cm" svg:y="5.937cm">
            <text:p/>
            <draw:enhanced-geometry svg:viewBox="0 0 21600 21600" draw:type="rectangle" draw:enhanced-path="M 0 0 L 21600 0 21600 21600 0 21600 0 0 Z N"/>
          </draw:custom-shape>
          <draw:frame draw:style-name="gr21" draw:text-style-name="P2" draw:layer="layout" svg:width="6.566cm" svg:height="1.943cm" svg:x="2.018cm" svg:y="6.164cm">
            <draw:text-box>
              <text:p text:style-name="P1"><text:span text:style-name="T3">Initial </text:span><text:span text:style-name="T1">Problem Statement i</text:span><text:span text:style-name="T3">s </text:span></text:p>
              <text:p text:style-name="P1"><text:span text:style-name="T3">generated if not already </text:span></text:p>
              <text:p text:style-name="P1"><text:span text:style-name="T3">available, plus <text:s/>pull request</text:span></text:p>
            </draw:text-box>
          </draw:frame>
        </draw:g>
        <draw:line draw:style-name="gr5" draw:text-style-name="P1" draw:layer="layout" svg:x1="5.193cm" svg:y1="4.882cm" svg:x2="5.193cm" svg:y2="5.937cm">
          <text:p/>
        </draw:line>
        <presentation:notes draw:style-name="dp2">
          <draw:page-thumbnail draw:style-name="gr11" draw:layer="layout" svg:width="17.478cm" svg:height="8.993cm" svg:x="2.056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, Arial" style:font-family-generic="roman"/>
    <style:font-face style:name="Lucida Sans2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, Arial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131 2256" svg:d="m1127 2120-449-2006-9-42-25-39-38-25-38-8-43 8-38 25-25 39-9 42-449 2006v13l-4 9 9 42 25 38 38 25 42 9h903l42-9 38-25 26-38 8-42v-9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ucida Sans1" style:font-family-asian="'Lucida Sans'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ucida Sans2" style:font-family-asian="'Lucida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Lucida Sans2" style:font-family-asian="'Lucida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ucida Sans2" style:font-family-asian="'Lucida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44.799999237060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2T16:40:13.745350000</meta:creation-date>
    <dc:date>2014-04-03T18:39:08.692314000</dc:date>
    <meta:editing-duration>PT17H47M36S</meta:editing-duration>
    <meta:editing-cycles>27</meta:editing-cycles>
    <meta:generator>LibreOffice/4.1.5.3$MacOSX_x86 LibreOffice_project/1c1366bba2ba2b554cd2ca4d87c06da81c05d24</meta:generator>
    <meta:document-statistic meta:object-count="114"/>
  </office:meta>
</office:document-meta>
</file>